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SStatistics.WSStatistics( String url , String method , long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SStatistics.getD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SStatistics.getCateg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